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Yu Gothic" svg:font-family="'Yu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Yu Gothic" fo:font-size="15pt" style:font-size-asian="15pt" style:font-size-complex="15pt"/>
    </style:style>
    <style:style style:name="P2" style:family="paragraph" style:parent-style-name="Preformatted_20_Text">
      <style:paragraph-properties fo:text-align="start" style:justify-single-word="false"/>
      <style:text-properties style:font-name="Yu Gothic" fo:font-size="12pt" style:font-size-asian="12pt" style:font-size-complex="12pt"/>
    </style:style>
    <style:style style:name="P3" style:family="paragraph" style:parent-style-name="Preformatted_20_Text">
      <style:paragraph-properties fo:text-align="justify" style:justify-single-word="false"/>
      <style:text-properties style:font-name="Yu Gothic"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EquiliFarm</text:p>
      <text:p text:style-name="P2"/>
      <text:p text:style-name="P3">Synopsis :</text:p>
      <text:p text:style-name="P3"><text:tab/>Un fermier doit récupérer des navets afin de les revendre et acheter un objet cher qui conclut le niveau.</text:p>
      <text:p text:style-name="P3"/>
      <text:p text:style-name="P3">Mécaniques de Gameplay :</text:p>
      <text:p text:style-name="P3"><text:tab/>Le fermier avance tout seul avec un grand sac ouvert sur son dos. Caméra de dos, le joueur peut le déplacer librement de gauche a droite sur 3 voies façon Temple Run, a la différence que le personnage se déplace librement a travers ces 3 chemins. Des navets apparaissent aléatoirement sur ces 3 chemins. Le joueur doit appuyer sur la touche Espace pour faire baisser le fermier et récupérer un navet, navet qui apparaît alors dans son sac. Chaque navet a une physique et déplacer le personnage c'est prendre le risque que les navets tombent du sac. Régulièrement apparaît a coté des chemins un magasin dans lequel peut aller le joueur pour vendre ses navets et récupérer divers items. Un item en particulier est plus cher que les autres et l'acheter revient a terminer le niveau.</text:p>
      <text:p text:style-name="P3"/>
      <text:p text:style-name="P3">Direction Artistique :</text:p>
      <text:p text:style-name="P3"><text:tab/>Le jeu est très coloré, en Cell-Shading, avec un effet de pixélisation. Inspiration de A Short Hike dans la direction artistique des décors et de The Last of June dans le chara design du fermier et du vendeur. </text:p>
      <text:p text:style-name="P3"/>
      <text:p text:style-name="P3">Questions en suspend :</text:p>
      <text:p text:style-name="P3">- Fait-on accélérer le personnage lorsqu'il récupère un navet ?</text:p>
      <text:p text:style-name="P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Yu Gothic" svg:font-family="'Yu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10-05T08:32:25.65</dc:date>
    <meta:generator>OpenOffice/4.1.5$Win32 OpenOffice.org_project/415m1$Build-9789</meta:generator>
    <meta:editing-duration>PT28M50S</meta:editing-duration>
    <meta:editing-cycles>11</meta:editing-cycles>
    <meta:document-statistic meta:table-count="0" meta:image-count="0" meta:object-count="0" meta:page-count="1" meta:paragraph-count="10" meta:word-count="219" meta:character-count="1257"/>
  </office:meta>
</office:document-meta>
</file>